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8.75cm" fo:min-width="27.231cm"/>
    </style:style>
    <style:style style:name="gr2" style:family="graphic" style:parent-style-name="standard">
      <style:graphic-properties svg:stroke-width="0.106cm" svg:stroke-color="#999999" draw:marker-start-width="0.359cm" draw:marker-end-width="0.359cm" draw:fill="none" draw:fill-color="#dddddd" draw:textarea-horizontal-align="justify" draw:textarea-vertical-align="middle" draw:auto-grow-height="false" fo:min-height="1.183cm" fo:min-width="9.545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999999" draw:marker-start-width="0.359cm" draw:marker-end-width="0.359cm" draw:fill-color="#eeeeee" draw:textarea-horizontal-align="justify" draw:textarea-vertical-align="middle" draw:auto-grow-height="false" fo:min-height="1.183cm" fo:min-width="9.545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999999" draw:marker-start-width="0.359cm" draw:marker-end-width="0.359cm" draw:fill-color="#ccff99" draw:textarea-horizontal-align="justify" draw:textarea-vertical-align="middle" draw:auto-grow-height="false" fo:min-height="1.183cm" fo:min-width="9.545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999999" draw:marker-start-width="0.359cm" draw:marker-end-width="0.359cm" draw:fill-color="#666666" draw:textarea-horizontal-align="justify" draw:textarea-vertical-align="middle" draw:auto-grow-height="false" fo:min-height="1.183cm" fo:min-width="9.545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999999" draw:marker-start-width="0.359cm" draw:marker-end-width="0.359cm" draw:fill="solid" draw:fill-color="#666666" draw:textarea-horizontal-align="justify" draw:textarea-vertical-align="middle" draw:auto-grow-height="false" fo:min-height="1.183cm" fo:min-width="9.545cm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9999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999999" draw:marker-start-width="0.359cm" draw:marker-end-width="0.359cm" draw:fill-color="#ffff66" draw:textarea-horizontal-align="justify" draw:textarea-vertical-align="middle" draw:auto-grow-height="false" fo:min-height="1.183cm" fo:min-width="9.545cm" fo:padding-top="0.178cm" fo:padding-bottom="0.178cm" fo:padding-left="0.303cm" fo:padding-right="0.303cm"/>
    </style:style>
    <style:style style:name="gr9" style:family="graphic" style:parent-style-name="standard">
      <style:graphic-properties draw:stroke="dash" draw:stroke-dash="Fine_20_Dashed" svg:stroke-width="0.106cm" svg:stroke-color="#999999" draw:marker-start-width="0.359cm" draw:marker-end-width="0.359cm" draw:fill-color="#ccff99" draw:opacity="50%" draw:textarea-horizontal-align="justify" draw:textarea-vertical-align="middle" draw:auto-grow-height="false" fo:min-height="1.183cm" fo:min-width="9.545cm" fo:padding-top="0.178cm" fo:padding-bottom="0.178cm" fo:padding-left="0.303cm" fo:padding-right="0.303cm"/>
    </style:style>
    <style:style style:name="gr10" style:family="graphic" style:parent-style-name="standard">
      <style:graphic-properties draw:stroke="dash" draw:stroke-dash="Fine_20_Dashed" svg:stroke-width="0.106cm" svg:stroke-color="#999999" draw:marker-start-width="0.359cm" draw:marker-end-width="0.359cm" draw:fill-color="#ccff99" draw:opacity="50%" draw:textarea-horizontal-align="justify" draw:textarea-vertical-align="middle" draw:auto-grow-height="false" fo:min-height="4.261cm" fo:min-width="9.545cm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none" fo:min-height="1.441cm"/>
    </style:style>
    <style:style style:name="gr12" style:family="graphic" style:parent-style-name="objectwithoutfill">
      <style:graphic-properties draw:stroke="dash" draw:stroke-dash="Fine_20_Dashed" svg:stroke-width="0.106cm" svg:stroke-color="#99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6.539cm" fo:min-width="37.407cm"/>
    </style:style>
    <style:style style:name="gr14" style:family="graphic" style:parent-style-name="standard">
      <style:graphic-properties svg:stroke-width="0.106cm" svg:stroke-color="#999999" draw:marker-start-width="0.359cm" draw:marker-end-width="0.359cm" draw:fill-color="#ffffcc" draw:textarea-horizontal-align="justify" draw:textarea-vertical-align="middle" draw:auto-grow-height="false" fo:min-height="1.183cm" fo:min-width="9.545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999999" draw:marker-start-width="0.359cm" draw:marker-end-width="0.359cm" draw:fill-color="#ccffff" draw:textarea-horizontal-align="justify" draw:textarea-vertical-align="middle" draw:auto-grow-height="false" fo:min-height="1.183cm" fo:min-width="9.545cm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dddddd"/>
      <style:paragraph-properties fo:text-align="center"/>
      <style:text-properties style:font-name="Liberation Mono1" fo:font-size="36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style:font-name="Liberation Mono1" fo:font-size="36pt" style:font-size-asian="40pt" style:font-size-complex="40pt"/>
    </style:style>
    <style:style style:name="P5" style:family="paragraph">
      <loext:graphic-properties draw:fill-color="#ccff99"/>
      <style:paragraph-properties fo:text-align="center"/>
      <style:text-properties style:font-name="Liberation Mono1" fo:font-size="36pt" style:font-size-asian="40pt" style:font-size-complex="40pt"/>
    </style:style>
    <style:style style:name="P6" style:family="paragraph">
      <style:paragraph-properties fo:text-align="center"/>
      <style:text-properties fo:color="#ffffff"/>
    </style:style>
    <style:style style:name="P7" style:family="paragraph">
      <loext:graphic-properties draw:fill-color="#666666"/>
      <style:paragraph-properties fo:text-align="center"/>
      <style:text-properties fo:color="#ffffff" style:font-name="Liberation Mono1" fo:font-size="36pt" style:font-size-asian="40pt" style:font-size-complex="40pt"/>
    </style:style>
    <style:style style:name="P8" style:family="paragraph">
      <style:paragraph-properties fo:text-align="center"/>
      <style:text-properties style:font-name="Liberation Mono1" fo:font-size="36pt" style:font-size-asian="40pt" style:font-size-complex="40pt"/>
    </style:style>
    <style:style style:name="P9" style:family="paragraph">
      <loext:graphic-properties draw:fill="solid" draw:fill-color="#666666"/>
      <style:paragraph-properties fo:text-align="center"/>
      <style:text-properties style:font-name="Liberation Mono1" fo:font-size="36pt" style:font-size-asian="40pt" style:font-size-complex="40pt"/>
    </style:style>
    <style:style style:name="P10" style:family="paragraph">
      <loext:graphic-properties draw:fill="solid" draw:fill-color="#666666"/>
      <style:paragraph-properties fo:text-align="center"/>
      <style:text-properties fo:color="#ffffff" style:font-name="Liberation Mono1" fo:font-size="36pt" style:font-size-asian="40pt" style:font-size-complex="4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36pt"/>
    </style:style>
    <style:style style:name="P13" style:family="paragraph">
      <style:paragraph-properties fo:text-align="center"/>
      <style:text-properties fo:color="#ffffff" fo:font-size="36pt"/>
    </style:style>
    <style:style style:name="P14" style:family="paragraph">
      <loext:graphic-properties draw:fill-color="#ffff66"/>
      <style:paragraph-properties fo:text-align="center"/>
      <style:text-properties style:font-name="Liberation Mono1" fo:font-size="36pt" style:font-size-asian="40pt" style:font-size-complex="40pt"/>
    </style:style>
    <style:style style:name="P15" style:family="paragraph">
      <style:paragraph-properties fo:text-align="center"/>
      <style:text-properties fo:color="#b2b2b2" fo:font-size="36pt"/>
    </style:style>
    <style:style style:name="P16" style:family="paragraph">
      <loext:graphic-properties draw:fill-color="#ccff99" draw:opacity="50%"/>
      <style:paragraph-properties fo:text-align="center"/>
      <style:text-properties fo:color="#b2b2b2" style:font-name="Liberation Mono1" fo:font-size="36pt" style:font-size-asian="40pt" style:font-size-complex="40pt"/>
    </style:style>
    <style:style style:name="P17" style:family="paragraph">
      <loext:graphic-properties draw:fill="none"/>
      <style:paragraph-properties fo:text-align="center"/>
      <style:text-properties fo:color="#b2b2b2" fo:font-size="36pt"/>
    </style:style>
    <style:style style:name="P18" style:family="paragraph">
      <loext:graphic-properties draw:fill-color="#ffffcc"/>
      <style:paragraph-properties fo:text-align="center"/>
      <style:text-properties style:font-name="Liberation Mono1" fo:font-size="36pt" style:font-size-asian="40pt" style:font-size-complex="40pt"/>
    </style:style>
    <style:style style:name="P19" style:family="paragraph">
      <loext:graphic-properties draw:fill-color="#ccffff"/>
      <style:paragraph-properties fo:text-align="center"/>
      <style:text-properties style:font-name="Liberation Mono1" fo:font-size="36pt" style:font-size-asian="40pt" style:font-size-complex="40pt"/>
    </style:style>
    <style:style style:name="T1" style:family="text">
      <style:text-properties style:font-name="Liberation Mono1" fo:font-size="36pt" style:font-size-asian="40pt" style:font-size-complex="40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31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51cm" svg:height="1.539cm" svg:x="17.506cm" svg:y="6.4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1.539cm" svg:x="17.506cm" svg:y="7.976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1.539cm" svg:x="17.506cm" svg:y="15.735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1.539cm" svg:x="17.506cm" svg:y="11.054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1.539cm" svg:x="17.506cm" svg:y="14.196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1.539cm" svg:x="17.506cm" svg:y="12.632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10.151cm" svg:height="1.539cm" svg:x="17.506cm" svg:y="9.515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151cm" svg:height="1.539cm" svg:x="2.383cm" svg:y="5.364cm">
          <text:p text:style-name="P3"><text:span text:style-name="T1">Pág 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151cm" svg:height="1.539cm" svg:x="2.383cm" svg:y="8.442cm">
          <text:p text:style-name="P3"><text:span text:style-name="T1">Pág 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151cm" svg:height="1.539cm" svg:x="2.383cm" svg:y="9.981cm">
          <text:p text:style-name="P3"><text:span text:style-name="T1">Pág 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10.151cm" svg:height="1.539cm" svg:x="2.383cm" svg:y="6.903cm">
          <text:p text:style-name="P3"><text:span text:style-name="T1">Pág 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10.151cm" svg:height="1.539cm" svg:x="17.506cm" svg:y="4.937cm">
          <text:p text:style-name="P6"><text:span text:style-name="T1">M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4" draw:id="id4" draw:layer="layout" svg:width="10.151cm" svg:height="1.539cm" svg:x="17.506cm" svg:y="6.476cm">
          <text:p text:style-name="P6"><text:span text:style-name="T1">M1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3" draw:id="id3" draw:layer="layout" svg:width="10.151cm" svg:height="1.539cm" svg:x="2.383cm" svg:y="3.825cm">
          <text:p text:style-name="P8"><text:span text:style-name="T2">Pág 1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1" draw:id="id1" draw:layer="layout" svg:width="10.151cm" svg:height="1.539cm" svg:x="2.383cm" svg:y="2.325cm">
          <text:p text:style-name="P8"><text:span text:style-name="T2">Pág 0</text:span></text:p>
          <draw:enhanced-geometry svg:viewBox="0 0 21600 21600" draw:type="rectangle" draw:enhanced-path="M 0 0 L 21600 0 21600 21600 0 21600 0 0 Z N"/>
        </draw:custom-shape>
        <draw:connector draw:style-name="gr7" draw:text-style-name="P11" draw:layer="layout" draw:type="line" svg:x1="12.534cm" svg:y1="3.094cm" svg:x2="17.506cm" svg:y2="5.706cm" draw:start-shape="id1" draw:start-glue-point="1" draw:end-shape="id2" draw:end-glue-point="3" svg:d="M12534 3094l4972 2612" svg:viewBox="0 0 4973 2613">
          <text:p/>
        </draw:connector>
        <draw:connector draw:style-name="gr7" draw:text-style-name="P11" draw:layer="layout" draw:type="line" svg:x1="12.534cm" svg:y1="4.594cm" svg:x2="17.506cm" svg:y2="7.245cm" draw:start-shape="id3" draw:start-glue-point="1" draw:end-shape="id4" draw:end-glue-point="3" svg:d="M12534 4594l4972 2651" svg:viewBox="0 0 4973 2652">
          <text:p/>
        </draw:connector>
        <draw:connector draw:style-name="gr7" draw:text-style-name="P11" draw:layer="layout" draw:type="line" svg:x1="12.534cm" svg:y1="7.672cm" svg:x2="17.506cm" svg:y2="10.284cm" draw:start-shape="id5" draw:start-glue-point="1" draw:end-shape="id6" draw:end-glue-point="3" svg:d="M12534 7672l4972 2612" svg:viewBox="0 0 4973 2613">
          <text:p/>
        </draw:connector>
      </draw:page>
      <draw:page draw:name="page2" draw:style-name="dp1" draw:master-page-name="Default">
        <draw:custom-shape draw:style-name="gr1" draw:text-style-name="P1" draw:layer="layout" svg:width="27.731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51cm" svg:height="1.539cm" svg:x="17.506cm" svg:y="6.4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1.539cm" svg:x="17.506cm" svg:y="7.976cm">
          <text:p text:style-name="P12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1.539cm" svg:x="17.506cm" svg:y="15.735cm">
          <text:p text:style-name="P12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1.539cm" svg:x="17.506cm" svg:y="11.054cm">
          <text:p text:style-name="P12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" draw:id="id16" draw:layer="layout" svg:width="10.151cm" svg:height="1.539cm" svg:x="17.506cm" svg:y="14.196cm">
          <text:p text:style-name="P12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1.539cm" svg:x="17.506cm" svg:y="12.632cm">
          <text:p text:style-name="P12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10.151cm" svg:height="1.539cm" svg:x="17.506cm" svg:y="9.515cm">
          <text:p text:style-name="P12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151cm" svg:height="1.539cm" svg:x="2.383cm" svg:y="5.364cm">
          <text:p text:style-name="P12"><text:span text:style-name="T1">Pág 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151cm" svg:height="1.539cm" svg:x="2.383cm" svg:y="8.442cm">
          <text:p text:style-name="P12"><text:span text:style-name="T1">Pág 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151cm" svg:height="1.539cm" svg:x="2.383cm" svg:y="9.981cm">
          <text:p text:style-name="P12"><text:span text:style-name="T1">Pág 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3" draw:id="id13" draw:layer="layout" svg:width="10.151cm" svg:height="1.539cm" svg:x="2.383cm" svg:y="6.903cm">
          <text:p text:style-name="P12"><text:span text:style-name="T1">Pág 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8" draw:id="id8" draw:layer="layout" svg:width="10.151cm" svg:height="1.539cm" svg:x="17.506cm" svg:y="4.937cm">
          <text:p text:style-name="P13"><text:span text:style-name="T1">M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0" draw:id="id10" draw:layer="layout" svg:width="10.151cm" svg:height="1.539cm" svg:x="17.506cm" svg:y="6.476cm">
          <text:p text:style-name="P13"><text:span text:style-name="T1">M1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12" draw:id="id12" draw:layer="layout" svg:width="10.151cm" svg:height="1.539cm" svg:x="2.383cm" svg:y="13.625cm">
          <text:p text:style-name="P8"><text:span text:style-name="T2">Pág 1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xml:id="id15" draw:id="id15" draw:layer="layout" svg:width="10.151cm" svg:height="1.539cm" svg:x="2.383cm" svg:y="15.164cm">
          <text:p text:style-name="P12"><text:span text:style-name="T1">Pág 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0.151cm" svg:height="1.539cm" svg:x="2.383cm" svg:y="16.703cm">
          <text:p text:style-name="P12"><text:span text:style-name="T1">Pág 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11" draw:id="id11" draw:layer="layout" svg:width="10.151cm" svg:height="1.539cm" svg:x="2.383cm" svg:y="12.125cm">
          <text:p text:style-name="P8"><text:span text:style-name="T2">Pág 0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9" draw:id="id9" draw:layer="layout" svg:width="10.151cm" svg:height="1.539cm" svg:x="2.383cm" svg:y="3.825cm">
          <text:p text:style-name="P8"><text:span text:style-name="T2">Pág 1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7" draw:id="id7" draw:layer="layout" svg:width="10.151cm" svg:height="1.539cm" svg:x="2.383cm" svg:y="2.325cm">
          <text:p text:style-name="P8"><text:span text:style-name="T2">Pág 0</text:span></text:p>
          <draw:enhanced-geometry svg:viewBox="0 0 21600 21600" draw:type="rectangle" draw:enhanced-path="M 0 0 L 21600 0 21600 21600 0 21600 0 0 Z N"/>
        </draw:custom-shape>
        <draw:connector draw:style-name="gr7" draw:text-style-name="P11" draw:layer="layout" draw:type="line" svg:x1="12.534cm" svg:y1="3.094cm" svg:x2="17.506cm" svg:y2="5.706cm" draw:start-shape="id7" draw:start-glue-point="1" draw:end-shape="id8" draw:end-glue-point="3" svg:d="M12534 3094l4972 2612" svg:viewBox="0 0 4973 2613">
          <text:p/>
        </draw:connector>
        <draw:connector draw:style-name="gr7" draw:text-style-name="P11" draw:layer="layout" draw:type="line" svg:x1="12.534cm" svg:y1="4.594cm" svg:x2="17.506cm" svg:y2="7.245cm" draw:start-shape="id9" draw:start-glue-point="1" draw:end-shape="id10" draw:end-glue-point="3" svg:d="M12534 4594l4972 2651" svg:viewBox="0 0 4973 2652">
          <text:p/>
        </draw:connector>
        <draw:connector draw:style-name="gr7" draw:text-style-name="P11" draw:layer="layout" draw:type="line" svg:x1="12.534cm" svg:y1="12.894cm" svg:x2="17.506cm" svg:y2="5.706cm" draw:start-shape="id11" draw:start-glue-point="1" draw:end-shape="id8" draw:end-glue-point="3" svg:d="M12534 12894l4972-7188" svg:viewBox="0 0 4973 7189">
          <text:p/>
        </draw:connector>
        <draw:connector draw:style-name="gr7" draw:text-style-name="P11" draw:layer="layout" draw:type="line" svg:x1="12.534cm" svg:y1="14.394cm" svg:x2="17.506cm" svg:y2="7.245cm" draw:start-shape="id12" draw:end-shape="id10" draw:end-glue-point="3" svg:d="M12534 14394l4972-7149" svg:viewBox="0 0 4973 7150">
          <text:p/>
        </draw:connector>
        <draw:connector draw:style-name="gr7" draw:text-style-name="P11" draw:layer="layout" draw:type="line" svg:x1="12.534cm" svg:y1="7.672cm" svg:x2="17.506cm" svg:y2="10.284cm" draw:start-shape="id13" draw:start-glue-point="1" draw:end-shape="id14" draw:end-glue-point="3" svg:d="M12534 7672l4972 2612" svg:viewBox="0 0 4973 2613">
          <text:p/>
        </draw:connector>
        <draw:connector draw:style-name="gr7" draw:text-style-name="P11" draw:layer="layout" draw:type="line" svg:x1="12.534cm" svg:y1="15.933cm" svg:x2="17.506cm" svg:y2="14.965cm" draw:start-shape="id15" draw:start-glue-point="1" draw:end-shape="id16" draw:end-glue-point="3" svg:d="M12534 15933l4972-968" svg:viewBox="0 0 4973 969">
          <text:p/>
        </draw:connector>
      </draw:page>
      <draw:page draw:name="page3" draw:style-name="dp1" draw:master-page-name="Default">
        <draw:custom-shape draw:style-name="gr1" draw:text-style-name="P1" draw:layer="layout" svg:width="27.731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51cm" svg:height="1.539cm" svg:x="17.506cm" svg:y="6.4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1.539cm" svg:x="17.506cm" svg:y="7.976cm">
          <text:p text:style-name="P12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1.539cm" svg:x="17.506cm" svg:y="15.735cm">
          <text:p text:style-name="P12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1.539cm" svg:x="17.506cm" svg:y="11.054cm">
          <text:p text:style-name="P12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" draw:id="id26" draw:layer="layout" svg:width="10.151cm" svg:height="1.539cm" svg:x="17.506cm" svg:y="14.196cm">
          <text:p text:style-name="P12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1.539cm" svg:x="17.506cm" svg:y="12.632cm">
          <text:p text:style-name="P12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" draw:id="id24" draw:layer="layout" svg:width="10.151cm" svg:height="1.539cm" svg:x="17.506cm" svg:y="9.515cm">
          <text:p text:style-name="P12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151cm" svg:height="1.539cm" svg:x="2.383cm" svg:y="5.364cm">
          <text:p text:style-name="P12"><text:span text:style-name="T1">Pág 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151cm" svg:height="1.539cm" svg:x="2.383cm" svg:y="8.442cm">
          <text:p text:style-name="P12"><text:span text:style-name="T1">Pág 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151cm" svg:height="1.539cm" svg:x="2.383cm" svg:y="9.981cm">
          <text:p text:style-name="P12"><text:span text:style-name="T1">Pág 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3" draw:id="id23" draw:layer="layout" svg:width="10.151cm" svg:height="1.539cm" svg:x="2.383cm" svg:y="6.903cm">
          <text:p text:style-name="P12"><text:span text:style-name="T1">Pág 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8" draw:id="id18" draw:layer="layout" svg:width="10.151cm" svg:height="1.539cm" svg:x="17.506cm" svg:y="4.937cm">
          <text:p text:style-name="P13"><text:span text:style-name="T1">M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0" draw:id="id20" draw:layer="layout" svg:width="10.151cm" svg:height="1.539cm" svg:x="17.506cm" svg:y="6.476cm">
          <text:p text:style-name="P13"><text:span text:style-name="T1">M1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22" draw:id="id22" draw:layer="layout" svg:width="10.151cm" svg:height="1.539cm" svg:x="2.383cm" svg:y="13.625cm">
          <text:p text:style-name="P8"><text:span text:style-name="T2">Pág 1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xml:id="id25" draw:id="id25" draw:layer="layout" svg:width="10.151cm" svg:height="1.539cm" svg:x="2.383cm" svg:y="15.164cm">
          <text:p text:style-name="P12"><text:span text:style-name="T1">Pág 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xml:id="id27" draw:id="id27" draw:layer="layout" svg:width="10.151cm" svg:height="1.539cm" svg:x="2.383cm" svg:y="16.703cm">
          <text:p text:style-name="P12"><text:span text:style-name="T1">Pág 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21" draw:id="id21" draw:layer="layout" svg:width="10.151cm" svg:height="1.539cm" svg:x="2.383cm" svg:y="12.125cm">
          <text:p text:style-name="P8"><text:span text:style-name="T2">Pág 0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19" draw:id="id19" draw:layer="layout" svg:width="10.151cm" svg:height="1.539cm" svg:x="2.383cm" svg:y="3.825cm">
          <text:p text:style-name="P8"><text:span text:style-name="T2">Pág 1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17" draw:id="id17" draw:layer="layout" svg:width="10.151cm" svg:height="1.539cm" svg:x="2.383cm" svg:y="2.325cm">
          <text:p text:style-name="P8"><text:span text:style-name="T2">Pág 0</text:span></text:p>
          <draw:enhanced-geometry svg:viewBox="0 0 21600 21600" draw:type="rectangle" draw:enhanced-path="M 0 0 L 21600 0 21600 21600 0 21600 0 0 Z N"/>
        </draw:custom-shape>
        <draw:connector draw:style-name="gr7" draw:text-style-name="P11" draw:layer="layout" draw:type="line" svg:x1="12.534cm" svg:y1="3.094cm" svg:x2="17.506cm" svg:y2="5.706cm" draw:start-shape="id17" draw:start-glue-point="1" draw:end-shape="id18" draw:end-glue-point="3" svg:d="M12534 3094l4972 2612" svg:viewBox="0 0 4973 2613">
          <text:p/>
        </draw:connector>
        <draw:connector draw:style-name="gr7" draw:text-style-name="P11" draw:layer="layout" draw:type="line" svg:x1="12.534cm" svg:y1="4.594cm" svg:x2="17.506cm" svg:y2="7.245cm" draw:start-shape="id19" draw:start-glue-point="1" draw:end-shape="id20" draw:end-glue-point="3" svg:d="M12534 4594l4972 2651" svg:viewBox="0 0 4973 2652">
          <text:p/>
        </draw:connector>
        <draw:connector draw:style-name="gr7" draw:text-style-name="P11" draw:layer="layout" draw:type="line" svg:x1="12.534cm" svg:y1="12.894cm" svg:x2="17.506cm" svg:y2="5.706cm" draw:start-shape="id21" draw:start-glue-point="1" draw:end-shape="id18" draw:end-glue-point="3" svg:d="M12534 12894l4972-7188" svg:viewBox="0 0 4973 7189">
          <text:p/>
        </draw:connector>
        <draw:connector draw:style-name="gr7" draw:text-style-name="P11" draw:layer="layout" draw:type="line" svg:x1="12.534cm" svg:y1="14.394cm" svg:x2="17.506cm" svg:y2="7.245cm" draw:start-shape="id22" draw:end-shape="id20" draw:end-glue-point="3" svg:d="M12534 14394l4972-7149" svg:viewBox="0 0 4973 7150">
          <text:p/>
        </draw:connector>
        <draw:connector draw:style-name="gr7" draw:text-style-name="P11" draw:layer="layout" draw:type="line" svg:x1="12.534cm" svg:y1="7.672cm" svg:x2="17.506cm" svg:y2="10.284cm" draw:start-shape="id23" draw:start-glue-point="1" draw:end-shape="id24" draw:end-glue-point="3" svg:d="M12534 7672l4972 2612" svg:viewBox="0 0 4973 2613">
          <text:p/>
        </draw:connector>
        <draw:connector draw:style-name="gr7" draw:text-style-name="P11" draw:layer="layout" draw:type="line" svg:x1="12.534cm" svg:y1="15.933cm" svg:x2="17.506cm" svg:y2="14.965cm" draw:start-shape="id25" draw:start-glue-point="1" draw:end-shape="id26" draw:end-glue-point="3" svg:d="M12534 15933l4972-968" svg:viewBox="0 0 4973 969">
          <text:p/>
        </draw:connector>
        <draw:connector draw:style-name="gr7" draw:text-style-name="P11" draw:layer="layout" draw:type="line" svg:x1="12.534cm" svg:y1="17.472cm" svg:x2="17.506cm" svg:y2="10.284cm" draw:start-shape="id27" draw:start-glue-point="1" draw:end-shape="id24" draw:end-glue-point="3" svg:d="M12534 17472l4972-7188" svg:viewBox="0 0 4973 7189">
          <text:p/>
        </draw:connector>
      </draw:page>
      <draw:page draw:name="page4" draw:style-name="dp1" draw:master-page-name="Default">
        <draw:custom-shape draw:style-name="gr4" draw:text-style-name="P5" draw:layer="layout" svg:width="10.151cm" svg:height="1.539cm" svg:x="2.383cm" svg:y="5.364cm">
          <text:p text:style-name="P12"><text:span text:style-name="T1">Pág 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151cm" svg:height="1.539cm" svg:x="2.383cm" svg:y="8.442cm">
          <text:p text:style-name="P12"><text:span text:style-name="T1">Pág 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151cm" svg:height="1.539cm" svg:x="2.383cm" svg:y="9.981cm">
          <text:p text:style-name="P12"><text:span text:style-name="T1">Pág 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151cm" svg:height="1.539cm" svg:x="2.383cm" svg:y="6.903cm">
          <text:p text:style-name="P12"><text:span text:style-name="T1">Pág 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0.151cm" svg:height="1.539cm" svg:x="2.383cm" svg:y="3.825cm">
          <text:p text:style-name="P8"><text:span text:style-name="T2">Pág 1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0.151cm" svg:height="1.539cm" svg:x="2.383cm" svg:y="2.325cm">
          <text:p text:style-name="P8"><text:span text:style-name="T2">Pág 0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4" draw:text-style-name="P5" draw:layer="layout" svg:width="10.151cm" svg:height="1.539cm" svg:x="3.133cm" svg:y="5.364cm">
          <text:p text:style-name="P12"><text:span text:style-name="T1">Pág 2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0.151cm" svg:height="1.539cm" svg:x="21.28cm" svg:y="9.087cm">
          <text:p text:style-name="P15"><text:span text:style-name="T1">Pág 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0.151cm" svg:height="1.539cm" svg:x="21.28cm" svg:y="10.626cm">
          <text:p text:style-name="P15"><text:span text:style-name="T1">Pág 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0.151cm" svg:height="1.539cm" svg:x="21.28cm" svg:y="7.548cm">
          <text:p text:style-name="P15"><text:span text:style-name="T1">Pág 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0.151cm" svg:height="1.539cm" svg:x="3.133cm" svg:y="3.825cm">
          <text:p text:style-name="P8"><text:span text:style-name="T2">Pág 1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0.151cm" svg:height="1.539cm" svg:x="3.133cm" svg:y="2.325cm">
          <text:p text:style-name="P8"><text:span text:style-name="T2">Pág 0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0.151cm" svg:height="4.617cm" svg:x="3.133cm" svg:y="6.919cm">
          <text:p text:style-name="P15"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4.312cm" svg:height="1.691cm" svg:x="6.052cm" svg:y="8.394cm">
          <draw:text-box>
            <text:p text:style-name="P15"><text:span text:style-name="T1">Pág </text:span><text:span text:style-name="T1">4</text:span></text:p>
          </draw:text-box>
        </draw:frame>
        <draw:frame draw:style-name="gr11" draw:text-style-name="P17" draw:layer="layout" svg:width="4.312cm" svg:height="1.691cm" svg:x="6.052cm" svg:y="9.945cm">
          <draw:text-box>
            <text:p text:style-name="P15"><text:span text:style-name="T1">Pág </text:span><text:span text:style-name="T1">5</text:span></text:p>
          </draw:text-box>
        </draw:frame>
        <draw:frame draw:style-name="gr11" draw:text-style-name="P17" draw:layer="layout" svg:width="4.312cm" svg:height="1.691cm" svg:x="6.052cm" svg:y="6.803cm">
          <draw:text-box>
            <text:p text:style-name="P15"><text:span text:style-name="T1">Pág </text:span><text:span text:style-name="T1">3</text:span></text:p>
          </draw:text-box>
        </draw:frame>
        <draw:line draw:style-name="gr12" draw:text-style-name="P11" draw:layer="layout" svg:x1="3.133cm" svg:y1="8.394cm" svg:x2="13.284cm" svg:y2="8.394cm">
          <text:p/>
        </draw:line>
        <draw:line draw:style-name="gr12" draw:text-style-name="P11" draw:layer="layout" svg:x1="3.133cm" svg:y1="9.994cm" svg:x2="13.284cm" svg:y2="9.994cm">
          <text:p/>
        </draw:line>
      </draw:page>
      <draw:page draw:name="page6" draw:style-name="dp1" draw:master-page-name="Default">
        <draw:custom-shape draw:style-name="gr1" draw:text-style-name="P1" draw:layer="layout" svg:width="27.731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51cm" svg:height="1.539cm" svg:x="17.506cm" svg:y="6.4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39" draw:id="id39" draw:layer="layout" svg:width="10.151cm" svg:height="1.539cm" svg:x="17.506cm" svg:y="7.976cm">
          <text:p text:style-name="P12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1.539cm" svg:x="17.506cm" svg:y="15.735cm">
          <text:p text:style-name="P12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" draw:id="id33" draw:layer="layout" svg:width="10.151cm" svg:height="1.539cm" svg:x="17.506cm" svg:y="11.054cm">
          <text:p text:style-name="P12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1.539cm" svg:x="17.506cm" svg:y="14.196cm">
          <text:p text:style-name="P12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" draw:id="id35" draw:layer="layout" svg:width="10.151cm" svg:height="1.539cm" svg:x="17.506cm" svg:y="12.632cm">
          <text:p text:style-name="P12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" draw:id="id37" draw:layer="layout" svg:width="10.151cm" svg:height="1.539cm" svg:x="17.506cm" svg:y="9.515cm">
          <text:p text:style-name="P12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2" draw:id="id32" draw:layer="layout" svg:width="10.151cm" svg:height="1.539cm" svg:x="2.383cm" svg:y="5.364cm">
          <text:p text:style-name="P12"><text:span text:style-name="T1">Pág 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6" draw:id="id36" draw:layer="layout" svg:width="10.151cm" svg:height="1.539cm" svg:x="2.383cm" svg:y="8.442cm">
          <text:p text:style-name="P12"><text:span text:style-name="T1">Pág 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8" draw:id="id38" draw:layer="layout" svg:width="10.151cm" svg:height="1.539cm" svg:x="2.383cm" svg:y="9.981cm">
          <text:p text:style-name="P12"><text:span text:style-name="T1">Pág 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4" draw:id="id34" draw:layer="layout" svg:width="10.151cm" svg:height="1.539cm" svg:x="2.383cm" svg:y="6.903cm">
          <text:p text:style-name="P12"><text:span text:style-name="T1">Pág 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9" draw:id="id29" draw:layer="layout" svg:width="10.151cm" svg:height="1.539cm" svg:x="17.506cm" svg:y="4.937cm">
          <text:p text:style-name="P13"><text:span text:style-name="T1">M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31" draw:id="id31" draw:layer="layout" svg:width="10.151cm" svg:height="1.539cm" svg:x="17.506cm" svg:y="6.476cm">
          <text:p text:style-name="P13"><text:span text:style-name="T1">M1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30" draw:id="id30" draw:layer="layout" svg:width="10.151cm" svg:height="1.539cm" svg:x="2.383cm" svg:y="3.825cm">
          <text:p text:style-name="P8"><text:span text:style-name="T2">Pág 1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28" draw:id="id28" draw:layer="layout" svg:width="10.151cm" svg:height="1.539cm" svg:x="2.383cm" svg:y="2.325cm">
          <text:p text:style-name="P8"><text:span text:style-name="T2">Pág 0</text:span></text:p>
          <draw:enhanced-geometry svg:viewBox="0 0 21600 21600" draw:type="rectangle" draw:enhanced-path="M 0 0 L 21600 0 21600 21600 0 21600 0 0 Z N"/>
        </draw:custom-shape>
        <draw:connector draw:style-name="gr7" draw:text-style-name="P11" draw:layer="layout" draw:type="line" svg:x1="12.534cm" svg:y1="3.094cm" svg:x2="17.506cm" svg:y2="5.706cm" draw:start-shape="id28" draw:start-glue-point="1" draw:end-shape="id29" draw:end-glue-point="3" svg:d="M12534 3094l4972 2612" svg:viewBox="0 0 4973 2613">
          <text:p/>
        </draw:connector>
        <draw:connector draw:style-name="gr7" draw:text-style-name="P11" draw:layer="layout" draw:type="line" svg:x1="12.534cm" svg:y1="4.594cm" svg:x2="17.506cm" svg:y2="7.245cm" draw:start-shape="id30" draw:start-glue-point="1" draw:end-shape="id31" draw:end-glue-point="3" svg:d="M12534 4594l4972 2651" svg:viewBox="0 0 4973 2652">
          <text:p/>
        </draw:connector>
        <draw:connector draw:style-name="gr7" draw:text-style-name="P11" draw:layer="layout" draw:type="line" svg:x1="12.534cm" svg:y1="6.133cm" svg:x2="17.506cm" svg:y2="11.823cm" draw:start-shape="id32" draw:start-glue-point="1" draw:end-shape="id33" draw:end-glue-point="3" svg:d="M12534 6133l4972 5690" svg:viewBox="0 0 4973 5691">
          <text:p/>
        </draw:connector>
        <draw:connector draw:style-name="gr7" draw:text-style-name="P11" draw:layer="layout" draw:type="line" svg:x1="12.534cm" svg:y1="7.672cm" svg:x2="17.506cm" svg:y2="13.401cm" draw:start-shape="id34" draw:start-glue-point="1" draw:end-shape="id35" svg:d="M12534 7672l4972 5729" svg:viewBox="0 0 4973 5730">
          <text:p/>
        </draw:connector>
        <draw:connector draw:style-name="gr7" draw:text-style-name="P11" draw:layer="layout" draw:type="line" svg:x1="12.534cm" svg:y1="9.211cm" svg:x2="17.506cm" svg:y2="10.284cm" draw:start-shape="id36" draw:end-shape="id37" draw:end-glue-point="3" svg:d="M12534 9211l4972 1073" svg:viewBox="0 0 4973 1074">
          <text:p/>
        </draw:connector>
        <draw:connector draw:style-name="gr7" draw:text-style-name="P11" draw:layer="layout" draw:type="line" svg:x1="12.534cm" svg:y1="10.75cm" svg:x2="17.506cm" svg:y2="8.745cm" draw:start-shape="id38" draw:start-glue-point="1" draw:end-shape="id39" draw:end-glue-point="3" svg:d="M12534 10750l4972-2005" svg:viewBox="0 0 4973 2006">
          <text:p/>
        </draw:connector>
      </draw:page>
      <draw:page draw:name="page7" draw:style-name="dp1" draw:master-page-name="Default">
        <draw:custom-shape draw:style-name="gr13" draw:text-style-name="P1" draw:layer="layout" svg:width="37.907cm" svg:height="16.789cm" svg:x="1.78cm" svg:y="1.9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51cm" svg:height="1.539cm" svg:x="16.139cm" svg:y="5.7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1.539cm" svg:x="16.139cm" svg:y="7.271cm">
          <text:p text:style-name="P12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1.539cm" svg:x="16.139cm" svg:y="15.03cm">
          <text:p text:style-name="P12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1.539cm" svg:x="16.139cm" svg:y="10.349cm">
          <text:p text:style-name="P12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1.539cm" svg:x="16.139cm" svg:y="13.491cm">
          <text:p text:style-name="P12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1.539cm" svg:x="16.139cm" svg:y="11.927cm">
          <text:p text:style-name="P12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151cm" svg:height="1.539cm" svg:x="16.139cm" svg:y="8.81cm">
          <text:p text:style-name="P12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151cm" svg:height="1.539cm" svg:x="2.383cm" svg:y="5.364cm">
          <text:p text:style-name="P12"><text:span text:style-name="T1">Pág 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151cm" svg:height="1.539cm" svg:x="2.383cm" svg:y="8.442cm">
          <text:p text:style-name="P12"><text:span text:style-name="T1">Pág 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151cm" svg:height="1.539cm" svg:x="2.383cm" svg:y="9.981cm">
          <text:p text:style-name="P12"><text:span text:style-name="T1">Pág 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151cm" svg:height="1.539cm" svg:x="2.383cm" svg:y="6.903cm">
          <text:p text:style-name="P12"><text:span text:style-name="T1">Pág 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0.151cm" svg:height="1.539cm" svg:x="16.139cm" svg:y="4.232cm">
          <text:p text:style-name="P13"><text:span text:style-name="T1">M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0.151cm" svg:height="1.539cm" svg:x="16.139cm" svg:y="5.771cm">
          <text:p text:style-name="P13"><text:span text:style-name="T1">M1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0.151cm" svg:height="1.539cm" svg:x="2.383cm" svg:y="13.625cm">
          <text:p text:style-name="P8"><text:span text:style-name="T2">Pág 1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0.151cm" svg:height="1.539cm" svg:x="2.383cm" svg:y="15.164cm">
          <text:p text:style-name="P12"><text:span text:style-name="T1">Pág 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0.151cm" svg:height="1.539cm" svg:x="2.383cm" svg:y="16.703cm">
          <text:p text:style-name="P12"><text:span text:style-name="T1">Pág 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0.151cm" svg:height="1.539cm" svg:x="2.383cm" svg:y="12.125cm">
          <text:p text:style-name="P8"><text:span text:style-name="T2">Pág 0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0.151cm" svg:height="1.539cm" svg:x="2.383cm" svg:y="3.825cm">
          <text:p text:style-name="P8"><text:span text:style-name="T2">Pág 1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0.151cm" svg:height="1.539cm" svg:x="2.383cm" svg:y="2.325cm">
          <text:p text:style-name="P8"><text:span text:style-name="T2">Pág 0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0.151cm" svg:height="1.539cm" svg:x="29.062cm" svg:y="3.791cm">
          <text:p text:style-name="P8"><text:span text:style-name="T2">Pág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10.151cm" svg:height="1.539cm" svg:x="29.062cm" svg:y="5.33cm">
          <text:p text:style-name="P12"><text:span text:style-name="T1">Pág 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10.151cm" svg:height="1.539cm" svg:x="29.062cm" svg:y="6.869cm">
          <text:p text:style-name="P12"><text:span text:style-name="T1">Pág 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0.151cm" svg:height="1.539cm" svg:x="29.062cm" svg:y="2.291cm">
          <text:p text:style-name="P8"><text:span text:style-name="T2">Pág 0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10.151cm" svg:height="1.539cm" svg:x="29.062cm" svg:y="13.683cm">
          <text:p text:style-name="P12"><text:span text:style-name="T1">Pág 2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10.151cm" svg:height="1.539cm" svg:x="29.062cm" svg:y="16.761cm">
          <text:p text:style-name="P12"><text:span text:style-name="T1">Pág 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10.151cm" svg:height="1.539cm" svg:x="29.062cm" svg:y="15.222cm">
          <text:p text:style-name="P12"><text:span text:style-name="T1">Pág 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0.151cm" svg:height="1.539cm" svg:x="29.062cm" svg:y="12.144cm">
          <text:p text:style-name="P8"><text:span text:style-name="T2">Pág 1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0.151cm" svg:height="1.539cm" svg:x="29.062cm" svg:y="10.644cm">
          <text:p text:style-name="P8"><text:span text:style-name="T2">Pág 0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10.151cm" svg:height="1.539cm" svg:x="29.062cm" svg:y="8.408cm">
          <text:p text:style-name="P12"><text:span text:style-name="T1">Pág </text:span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7" draw:text-style-name="P11" draw:layer="layout" draw:type="line" svg:x1="17.944cm" svg:y1="-3.851cm" svg:x2="22.916cm" svg:y2="1.878cm" svg:d="M17944-3851l4972 5729" svg:viewBox="0 0 4973 57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07:01:32.144991566</meta:creation-date>
    <meta:editing-duration>PT9H28M1S</meta:editing-duration>
    <meta:editing-cycles>9</meta:editing-cycles>
    <meta:generator>LibreOffice/5.0.4.2$Linux_X86_64 LibreOffice_project/2b9802c1994aa0b7dc6079e128979269cf95bc78</meta:generator>
    <meta:initial-creator>Eduardo Grosclaude</meta:initial-creator>
    <dc:date>2016-06-06T18:07:22.404421254</dc:date>
    <dc:creator>Eduardo Grosclaude</dc:creator>
    <meta:document-statistic meta:object-count="143"/>
  </office:meta>
</office:document-meta>
</file>